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3">
      <style:graphic-properties draw:fill="none" draw:stroke="dash" draw:stroke-dash="a442" svg:stroke-width="0.02083in" svg:stroke-color="#80350e" svg:stroke-opacity="100%" draw:stroke-linejoin="round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draw:fill="none" draw:stroke="dash" draw:stroke-dash="a447" svg:stroke-width="0.04167in" svg:stroke-color="#156082" svg:stroke-opacity="100%" draw:stroke-linejoin="round" svg:stroke-linecap="butt"/>
    </style:style>
    <style:style style:family="graphic" style:name="a410">
      <style:graphic-properties style:vertical-pos="middl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aeaeae" draw:opacity="100%" draw:stroke="solid" svg:stroke-width="0.05556in" svg:stroke-color="#0e2841" svg:stroke-opacity="83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9">
      <style:graphic-properties style:vertical-pos="middl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mbria Math" style:font-family-generic-asian="roman" style:font-pitch-asian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25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8">
      <style:graphic-properties draw:fill="none" draw:stroke="dash" draw:stroke-dash="a387" svg:stroke-width="0.02083in" svg:stroke-color="#e97132" svg:stroke-opacity="100%" draw:stroke-linejoin="round" svg:stroke-linecap="butt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61cbf4" draw:opacity="100%" draw:stroke="solid" svg:stroke-width="0.02083in" svg:stroke-color="#61cb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9">
      <style:graphic-properties style:vertical-pos="middl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mbria Math" style:font-family-generic-asian="roman" style:font-pitch-asian="variable" fo:font-size="0.14583in" style:font-size-asian="0.14583in" style:font-size-complex="0.1458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25in" svg:stroke-color="#4ea72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mbria Math" style:font-family-generic-asian="roman" style:font-pitch-asian="variable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draw:fill="none" draw:stroke="dash" draw:stroke-dash="a392" svg:stroke-width="0.04167in" svg:stroke-color="#156082" svg:stroke-opacity="100%" draw:stroke-linejoin="round" svg:stroke-linecap="butt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draw:fill="none" draw:stroke="dash" draw:stroke-dash="a394" svg:stroke-width="0.04167in" svg:stroke-color="#156082" svg:stroke-opacity="100%" draw:stroke-linejoin="round" svg:stroke-linecap="but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7">
      <style:graphic-properties draw:fill="none" draw:stroke="dash" draw:stroke-dash="a396" svg:stroke-width="0.02083in" svg:stroke-color="#4ea72e" svg:stroke-opacity="100%" draw:stroke-linejoin="round" svg:stroke-linecap="butt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2">
      <style:graphic-properties draw:fill="none" draw:stroke="solid" svg:stroke-width="0.11111in" svg:stroke-color="#747474" svg:stroke-opacity="100%" draw:stroke-linejoin="miter" svg:stroke-linecap="butt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f2aa84" draw:opacity="100%" draw:stroke="solid" svg:stroke-width="0.02083in" svg:stroke-color="#e971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style:vertical-pos="middl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mbria Math" style:font-family-generic-asian="roman" style:font-pitch-asian="variable" fo:font-size="0.14583in" style:font-size-asian="0.14583in" style:font-size-complex="0.1458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4583in" style:font-size-asian="0.14583in" style:font-size-complex="0.1458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4.37in" svg:y="3.08in" svg:width="3.09in" svg:height="2.6in" draw:id="id63" draw:style-name="a383" draw:name="Oval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5.86796in" svg:height="4.18114in" draw:id="id64" draw:style-name="a386" draw:transform="translate(-2.93398in -2.09057in) rotate(-5.35441) translate(5.94285in 4.24128in)" draw:name="Flowchart: Decision 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4.2375in" svg:y1="4.81142in" svg:x2="9.93913in" svg:y2="3.29565in" draw:id="id65" draw:style-name="a388" draw:name="Straight Connector 18">
          <svg:title/>
          <svg:desc/>
        </draw:connector>
        <draw:custom-shape svg:x="3.75238in" svg:y="2.45714in" svg:width="4.31428in" svg:height="3.59048in" draw:id="id66" draw:style-name="a391" draw:name="Rectangle 2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915in" svg:y1="1.11106in" svg:x2="5.915in" svg:y2="4.3781in" draw:id="id67" draw:style-name="a393" draw:name="Straight Connector 7">
          <svg:title/>
          <svg:desc/>
        </draw:connector>
        <draw:connector draw:type="line" svg:x1="5.915in" svg:y1="5.68in" draw:start-shape="id63" draw:start-glue-point="2" svg:x2="5.915in" svg:y2="7.08in" draw:id="id68" draw:style-name="a395" draw:name="Straight Connector 11">
          <svg:title/>
          <svg:desc/>
        </draw:connector>
        <draw:connector draw:type="line" svg:x1="3.66667in" svg:y1="4.3781in" svg:x2="9.8in" svg:y2="4.3781in" draw:id="id69" draw:style-name="a397" draw:name="Straight Connector 22">
          <svg:title/>
          <svg:desc/>
        </draw:connector>
        <draw:custom-shape svg:width="1.65845in" svg:height="1.25088in" draw:id="id70" draw:style-name="a400" draw:transform="translate(-0.82922in -0.62544in) rotate(-0.28829) translate(8.07762in 3.97603in)" draw:name="Arc 35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317.0968, -253.195, -189.2932" draw:modifiers="227.0968 279.293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71" draw:style-name="a406" draw:name="TextBox 36" svg:x="8.15238in" svg:y="3.87823in" svg:width="0.6541in" svg:height="0.47964in">
          <draw:text-box>
            <text:p text:style-name="a403" text:class-names="" text:cond-style-name=""><draw:frame draw:style-name="a401" text:anchor-type="as-char" svg:x="1173.85924in" svg:y="0in" svg:width="0.66687in" svg:height="0.3in" style:rel-width="scale" style:rel-height="scale"><draw:object xlink:href="Object 1/" xlink:type="simple" xlink:show="embed" xlink:actuate="onLoad"/></draw:frame><text:span text:style-name="a402" text:class-names=""/></text:p>
            <text:p text:style-name="a405" text:class-names="" text:cond-style-name=""><text:span text:style-name="a404" text:class-names=""/></text:p>
          </draw:text-box>
          <svg:title/>
          <svg:desc/>
        </draw:frame>
        <draw:custom-shape svg:x="6.34984in" svg:y="3.57492in" svg:width="0.07874in" svg:height="0.07874in" draw:id="id72" draw:style-name="a409" draw:name="Oval 39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3" draw:style-name="a415" draw:name="TextBox 40" svg:x="6.38438in" svg:y="3.29981in" svg:width="0.45993in" svg:height="0.40524in">
          <draw:text-box>
            <text:p text:style-name="a412" text:class-names="" text:cond-style-name=""><draw:frame draw:style-name="a410" text:anchor-type="as-char" svg:x="1173.98194in" svg:y="0in" svg:width="0.40583in" svg:height="0.25132in" style:rel-width="scale" style:rel-height="scale"><draw:object xlink:href="Object 2/" xlink:type="simple" xlink:show="embed" xlink:actuate="onLoad"/></draw:frame><text:span text:style-name="a411" text:class-names=""/></text:p>
            <text:p text:style-name="a414" text:class-names="" text:cond-style-name=""><text:span text:style-name="a413" text:class-names=""/></text:p>
          </draw:text-box>
          <svg:title/>
          <svg:desc/>
        </draw:frame>
        <draw:custom-shape svg:x="6.57504in" svg:y="3.90728in" svg:width="0.07874in" svg:height="0.07874in" draw:id="id74" draw:style-name="a418" draw:name="Oval 41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5" draw:style-name="a424" draw:name="TextBox 42" svg:x="6.68758in" svg:y="3.7657in" svg:width="0.46155in" svg:height="0.40524in">
          <draw:text-box>
            <text:p text:style-name="a421" text:class-names="" text:cond-style-name=""><draw:frame draw:style-name="a419" text:anchor-type="as-char" svg:x="1173.94938in" svg:y="0in" svg:width="0.47097in" svg:height="0.25132in" style:rel-width="scale" style:rel-height="scale"><draw:object xlink:href="Object 3/" xlink:type="simple" xlink:show="embed" xlink:actuate="onLoad"/></draw:frame><text:span text:style-name="a420" text:class-names=""/></text:p>
            <text:p text:style-name="a423" text:class-names="" text:cond-style-name=""><text:span text:style-name="a422" text:class-names=""/></text:p>
          </draw:text-box>
          <svg:title/>
          <svg:desc/>
        </draw:frame>
        <draw:custom-shape svg:width="0.50573in" svg:height="0.58451in" draw:id="id76" draw:style-name="a427" draw:transform="translate(-0.25286in -0.29226in) rotate(-3.08382) translate(5.9272in 3.89312in)" draw:name="Arrow: Circular 49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462436 534477" draw:enhanced-path="M 43774 182085 A ?f91 ?f92 ?f93 ?f94 43774 182085 ?f88 ?f90  W ?f95 ?f96 ?f97 ?f98 43774 182085 ?f88 ?f90 L 448488 177030 414699 234518 358503 193077 388233 187775 A ?f138 ?f139 ?f140 ?f141 388233 187775 ?f135 ?f137  W ?f142 ?f143 ?f144 ?f145 388233 187775 ?f135 ?f137 Z N" draw:text-areas="?f48 ?f50 ?f49 ?f51" draw:glue-points="?f40 ?f41 ?f42 ?f43 ?f44 ?f45 ?f46 ?f47" draw:glue-point-leaving-directions="-204.4317, -439.8885, -529.8885, -619.8885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462436"/>
            <draw:equation draw:name="f11" draw:formula="?f6 / 534477"/>
            <draw:equation draw:name="f12" draw:formula="414699 - 231218"/>
            <draw:equation draw:name="f13" draw:formula="234518 - 267238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43774 - 231218"/>
            <draw:equation draw:name="f20" draw:formula="182085 - 267238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418744 - 231218"/>
            <draw:equation draw:name="f27" draw:formula="182334 - 267238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358503 - 231218"/>
            <draw:equation draw:name="f34" draw:formula="193077 - 267238"/>
            <draw:equation draw:name="f35" draw:formula="sqrt(?f33 * ?f33 + ?f34 * ?f34 + 0 * 0)"/>
            <draw:equation draw:name="f36" draw:formula="atan2(?f33, ?f34)"/>
            <draw:equation draw:name="f37" draw:formula="?f36 + ?f1"/>
            <draw:equation draw:name="f38" draw:formula="?f37 * ?f9 / ?f0"/>
            <draw:equation draw:name="f39" draw:formula="0 - ?f38"/>
            <draw:equation draw:name="f40" draw:formula="57826 / ?f10"/>
            <draw:equation draw:name="f41" draw:formula="188469 / ?f11"/>
            <draw:equation draw:name="f42" draw:formula="448488 / ?f10"/>
            <draw:equation draw:name="f43" draw:formula="177030 / ?f11"/>
            <draw:equation draw:name="f44" draw:formula="414699 / ?f10"/>
            <draw:equation draw:name="f45" draw:formula="234518 / ?f11"/>
            <draw:equation draw:name="f46" draw:formula="358503 / ?f10"/>
            <draw:equation draw:name="f47" draw:formula="193077 / ?f11"/>
            <draw:equation draw:name="f48" draw:formula="89181 / ?f10"/>
            <draw:equation draw:name="f49" draw:formula="373255 / ?f10"/>
            <draw:equation draw:name="f50" draw:formula="99731 / ?f11"/>
            <draw:equation draw:name="f51" draw:formula="434746 / ?f11"/>
            <draw:equation draw:name="f52" draw:formula="21550000 - 7872549"/>
            <draw:equation draw:name="f53" draw:formula="if(?f52, 7872549, 21550000)"/>
            <draw:equation draw:name="f54" draw:formula="-21550000 - ?f53"/>
            <draw:equation draw:name="f55" draw:formula="if(?f54, -21550000, ?f53)"/>
            <draw:equation draw:name="f56" draw:formula="12265900 + ?f55"/>
            <draw:equation draw:name="f57" draw:formula="12265900 + ?f1"/>
            <draw:equation draw:name="f58" draw:formula="?f57 * ?f8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200871"/>
            <draw:equation draw:name="f63" draw:formula="sin(?f59)"/>
            <draw:equation draw:name="f64" draw:formula="0 - ?f63"/>
            <draw:equation draw:name="f65" draw:formula="?f64 * 236891"/>
            <draw:equation draw:name="f66" draw:formula="sqrt(?f62 * ?f62 + ?f65 * ?f65 + 0 * 0)"/>
            <draw:equation draw:name="f67" draw:formula="200871 * 236891 / ?f66"/>
            <draw:equation draw:name="f68" draw:formula="?f64 * ?f67"/>
            <draw:equation draw:name="f69" draw:formula="43774 - ?f68"/>
            <draw:equation draw:name="f70" draw:formula="?f61 * ?f67"/>
            <draw:equation draw:name="f71" draw:formula="182085 - ?f70"/>
            <draw:equation draw:name="f72" draw:formula="?f69 - 200871"/>
            <draw:equation draw:name="f73" draw:formula="?f71 - 236891"/>
            <draw:equation draw:name="f74" draw:formula="?f69 + 200871"/>
            <draw:equation draw:name="f75" draw:formula="?f71 + 236891"/>
            <draw:equation draw:name="f76" draw:formula="?f56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200871"/>
            <draw:equation draw:name="f82" draw:formula="sin(?f78)"/>
            <draw:equation draw:name="f83" draw:formula="0 - ?f82"/>
            <draw:equation draw:name="f84" draw:formula="?f83 * 236891"/>
            <draw:equation draw:name="f85" draw:formula="sqrt(?f81 * ?f81 + ?f84 * ?f84 + 0 * 0)"/>
            <draw:equation draw:name="f86" draw:formula="200871 * 236891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43774, ?f72)"/>
            <draw:equation draw:name="f92" draw:formula="if(?f55, 182085, ?f73)"/>
            <draw:equation draw:name="f93" draw:formula="if(?f55, 43774, ?f74)"/>
            <draw:equation draw:name="f94" draw:formula="if(?f55, 182085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-7723497"/>
            <draw:equation draw:name="f100" draw:formula="if(?f99, -7723497, 21550000)"/>
            <draw:equation draw:name="f101" draw:formula="-21550000 - ?f100"/>
            <draw:equation draw:name="f102" draw:formula="if(?f101, -21550000, ?f100)"/>
            <draw:equation draw:name="f103" draw:formula="19989397 + ?f102"/>
            <draw:equation draw:name="f104" draw:formula="19989397 + ?f1"/>
            <draw:equation draw:name="f105" draw:formula="?f104 * ?f8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170160"/>
            <draw:equation draw:name="f110" draw:formula="sin(?f106)"/>
            <draw:equation draw:name="f111" draw:formula="0 - ?f110"/>
            <draw:equation draw:name="f112" draw:formula="?f111 * 206181"/>
            <draw:equation draw:name="f113" draw:formula="sqrt(?f109 * ?f109 + ?f112 * ?f112 + 0 * 0)"/>
            <draw:equation draw:name="f114" draw:formula="170160 * 206181 / ?f113"/>
            <draw:equation draw:name="f115" draw:formula="?f111 * ?f114"/>
            <draw:equation draw:name="f116" draw:formula="388233 - ?f115"/>
            <draw:equation draw:name="f117" draw:formula="?f108 * ?f114"/>
            <draw:equation draw:name="f118" draw:formula="187775 - ?f117"/>
            <draw:equation draw:name="f119" draw:formula="?f116 - 170160"/>
            <draw:equation draw:name="f120" draw:formula="?f118 - 206181"/>
            <draw:equation draw:name="f121" draw:formula="?f116 + 170160"/>
            <draw:equation draw:name="f122" draw:formula="?f118 + 206181"/>
            <draw:equation draw:name="f123" draw:formula="?f103 + ?f1"/>
            <draw:equation draw:name="f124" draw:formula="?f123 * ?f8 / ?f0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170160"/>
            <draw:equation draw:name="f129" draw:formula="sin(?f125)"/>
            <draw:equation draw:name="f130" draw:formula="0 - ?f129"/>
            <draw:equation draw:name="f131" draw:formula="?f130 * 206181"/>
            <draw:equation draw:name="f132" draw:formula="sqrt(?f128 * ?f128 + ?f131 * ?f131 + 0 * 0)"/>
            <draw:equation draw:name="f133" draw:formula="170160 * 206181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388233, ?f119)"/>
            <draw:equation draw:name="f139" draw:formula="if(?f102, 187775, ?f120)"/>
            <draw:equation draw:name="f140" draw:formula="if(?f102, 388233, ?f121)"/>
            <draw:equation draw:name="f141" draw:formula="if(?f102, 187775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</draw:enhanced-geometry>
        </draw:custom-shape>
        <draw:custom-shape svg:width="0.62087in" svg:height="0.46443in" draw:id="id77" draw:style-name="a430" draw:transform="translate(-0.31044in -0.23221in) rotate(-0.24227) translate(6.32658in 3.83943in)" draw:name="Arrow: Circular 50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567726 424673" draw:enhanced-path="M 360052 40602 A ?f91 ?f92 ?f93 ?f94 360052 40602 ?f88 ?f90  W ?f95 ?f96 ?f97 ?f98 360052 40602 ?f88 ?f90 L 529982 115229 520422 176759 446974 127713 476893 123213 A ?f138 ?f139 ?f140 ?f141 476893 123213 ?f135 ?f137  W ?f142 ?f143 ?f144 ?f145 476893 123213 ?f135 ?f137 Z N" draw:text-areas="?f48 ?f50 ?f49 ?f51" draw:glue-points="?f40 ?f41 ?f42 ?f43 ?f44 ?f45 ?f46 ?f47" draw:glue-point-leaving-directions="-293.9243, -441.447, -531.447, -621.447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567726"/>
            <draw:equation draw:name="f11" draw:formula="?f6 / 424673"/>
            <draw:equation draw:name="f12" draw:formula="520422 - 283863"/>
            <draw:equation draw:name="f13" draw:formula="176759 - 212336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360052 - 283863"/>
            <draw:equation draw:name="f20" draw:formula="40602 - 212336"/>
            <draw:equation draw:name="f21" draw:formula="sqrt(?f19 * ?f19 + ?f20 * ?f20 + 0 * 0)"/>
            <draw:equation draw:name="f22" draw:formula="atan2(?f19, ?f20)"/>
            <draw:equation draw:name="f23" draw:formula="?f22 + ?f1"/>
            <draw:equation draw:name="f24" draw:formula="?f23 * ?f9 / ?f0"/>
            <draw:equation draw:name="f25" draw:formula="0 - ?f24"/>
            <draw:equation draw:name="f26" draw:formula="499818 - 283863"/>
            <draw:equation draw:name="f27" draw:formula="119766 - 212336"/>
            <draw:equation draw:name="f28" draw:formula="sqrt(?f26 * ?f26 + ?f27 * ?f27 + 0 * 0)"/>
            <draw:equation draw:name="f29" draw:formula="atan2(?f26, ?f27)"/>
            <draw:equation draw:name="f30" draw:formula="?f29 + ?f1"/>
            <draw:equation draw:name="f31" draw:formula="?f30 * ?f9 / ?f0"/>
            <draw:equation draw:name="f32" draw:formula="0 - ?f31"/>
            <draw:equation draw:name="f33" draw:formula="446974 - 283863"/>
            <draw:equation draw:name="f34" draw:formula="127713 - 212336"/>
            <draw:equation draw:name="f35" draw:formula="sqrt(?f33 * ?f33 + ?f34 * ?f34 + 0 * 0)"/>
            <draw:equation draw:name="f36" draw:formula="atan2(?f33, ?f34)"/>
            <draw:equation draw:name="f37" draw:formula="?f36 + ?f1"/>
            <draw:equation draw:name="f38" draw:formula="?f37 * ?f9 / ?f0"/>
            <draw:equation draw:name="f39" draw:formula="0 - ?f38"/>
            <draw:equation draw:name="f40" draw:formula="356005 / ?f10"/>
            <draw:equation draw:name="f41" draw:formula="49724 / ?f11"/>
            <draw:equation draw:name="f42" draw:formula="529982 / ?f10"/>
            <draw:equation draw:name="f43" draw:formula="115229 / ?f11"/>
            <draw:equation draw:name="f44" draw:formula="520422 / ?f10"/>
            <draw:equation draw:name="f45" draw:formula="176759 / ?f11"/>
            <draw:equation draw:name="f46" draw:formula="446974 / ?f10"/>
            <draw:equation draw:name="f47" draw:formula="127713 / ?f11"/>
            <draw:equation draw:name="f48" draw:formula="105875 / ?f10"/>
            <draw:equation draw:name="f49" draw:formula="461851 / ?f10"/>
            <draw:equation draw:name="f50" draw:formula="84925 / ?f11"/>
            <draw:equation draw:name="f51" draw:formula="339748 / ?f11"/>
            <draw:equation draw:name="f52" draw:formula="21550000 - 2572375"/>
            <draw:equation draw:name="f53" draw:formula="if(?f52, 2572375, 21550000)"/>
            <draw:equation draw:name="f54" draw:formula="-21550000 - ?f53"/>
            <draw:equation draw:name="f55" draw:formula="if(?f54, -21550000, ?f53)"/>
            <draw:equation draw:name="f56" draw:formula="17635455 + ?f55"/>
            <draw:equation draw:name="f57" draw:formula="17635455 + ?f1"/>
            <draw:equation draw:name="f58" draw:formula="?f57 * ?f8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251713"/>
            <draw:equation draw:name="f63" draw:formula="sin(?f59)"/>
            <draw:equation draw:name="f64" draw:formula="0 - ?f63"/>
            <draw:equation draw:name="f65" draw:formula="?f64 * 180187"/>
            <draw:equation draw:name="f66" draw:formula="sqrt(?f62 * ?f62 + ?f65 * ?f65 + 0 * 0)"/>
            <draw:equation draw:name="f67" draw:formula="251713 * 180187 / ?f66"/>
            <draw:equation draw:name="f68" draw:formula="?f64 * ?f67"/>
            <draw:equation draw:name="f69" draw:formula="360052 - ?f68"/>
            <draw:equation draw:name="f70" draw:formula="?f61 * ?f67"/>
            <draw:equation draw:name="f71" draw:formula="40602 - ?f70"/>
            <draw:equation draw:name="f72" draw:formula="?f69 - 251713"/>
            <draw:equation draw:name="f73" draw:formula="?f71 - 180187"/>
            <draw:equation draw:name="f74" draw:formula="?f69 + 251713"/>
            <draw:equation draw:name="f75" draw:formula="?f71 + 180187"/>
            <draw:equation draw:name="f76" draw:formula="?f56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251713"/>
            <draw:equation draw:name="f82" draw:formula="sin(?f78)"/>
            <draw:equation draw:name="f83" draw:formula="0 - ?f82"/>
            <draw:equation draw:name="f84" draw:formula="?f83 * 180187"/>
            <draw:equation draw:name="f85" draw:formula="sqrt(?f81 * ?f81 + ?f84 * ?f84 + 0 * 0)"/>
            <draw:equation draw:name="f86" draw:formula="251713 * 180187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360052, ?f72)"/>
            <draw:equation draw:name="f92" draw:formula="if(?f55, 40602, ?f73)"/>
            <draw:equation draw:name="f93" draw:formula="if(?f55, 360052, ?f74)"/>
            <draw:equation draw:name="f94" draw:formula="if(?f55, 40602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-2477559"/>
            <draw:equation draw:name="f100" draw:formula="if(?f99, -2477559, 21550000)"/>
            <draw:equation draw:name="f101" draw:formula="-21550000 - ?f100"/>
            <draw:equation draw:name="f102" draw:formula="if(?f101, -21550000, ?f100)"/>
            <draw:equation draw:name="f103" draw:formula="20113014 + ?f102"/>
            <draw:equation draw:name="f104" draw:formula="20113014 + ?f1"/>
            <draw:equation draw:name="f105" draw:formula="?f104 * ?f8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232072"/>
            <draw:equation draw:name="f110" draw:formula="sin(?f106)"/>
            <draw:equation draw:name="f111" draw:formula="0 - ?f110"/>
            <draw:equation draw:name="f112" draw:formula="?f111 * 160546"/>
            <draw:equation draw:name="f113" draw:formula="sqrt(?f109 * ?f109 + ?f112 * ?f112 + 0 * 0)"/>
            <draw:equation draw:name="f114" draw:formula="232072 * 160546 / ?f113"/>
            <draw:equation draw:name="f115" draw:formula="?f111 * ?f114"/>
            <draw:equation draw:name="f116" draw:formula="476893 - ?f115"/>
            <draw:equation draw:name="f117" draw:formula="?f108 * ?f114"/>
            <draw:equation draw:name="f118" draw:formula="123213 - ?f117"/>
            <draw:equation draw:name="f119" draw:formula="?f116 - 232072"/>
            <draw:equation draw:name="f120" draw:formula="?f118 - 160546"/>
            <draw:equation draw:name="f121" draw:formula="?f116 + 232072"/>
            <draw:equation draw:name="f122" draw:formula="?f118 + 160546"/>
            <draw:equation draw:name="f123" draw:formula="?f103 + ?f1"/>
            <draw:equation draw:name="f124" draw:formula="?f123 * ?f8 / ?f0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232072"/>
            <draw:equation draw:name="f129" draw:formula="sin(?f125)"/>
            <draw:equation draw:name="f130" draw:formula="0 - ?f129"/>
            <draw:equation draw:name="f131" draw:formula="?f130 * 160546"/>
            <draw:equation draw:name="f132" draw:formula="sqrt(?f128 * ?f128 + ?f131 * ?f131 + 0 * 0)"/>
            <draw:equation draw:name="f133" draw:formula="232072 * 16054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476893, ?f119)"/>
            <draw:equation draw:name="f139" draw:formula="if(?f102, 123213, ?f120)"/>
            <draw:equation draw:name="f140" draw:formula="if(?f102, 476893, ?f121)"/>
            <draw:equation draw:name="f141" draw:formula="if(?f102, 12321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</draw:enhanced-geometry>
        </draw:custom-shape>
      </draw:page>
      <draw:page draw:name="Slide2" draw:style-name="a431" draw:master-page-name="Master1-Layout1-title-Title-Slide" presentation:presentation-page-layout-name="Master1-PPL1" draw:id="Slide-257">
        <draw:connector draw:type="line" svg:x1="6.14815in" svg:y1="3.55151in" svg:x2="8.34259in" svg:y2="3.55151in" draw:id="id78" draw:style-name="a432" draw:name="Straight Connector 4">
          <svg:title/>
          <svg:desc/>
        </draw:connector>
        <draw:custom-shape svg:width="0.36216in" svg:height="0.65741in" draw:id="id79" draw:style-name="a435" draw:transform="translate(-0.18108in -0.3287in) rotate(-3.70458) translate(7.71257in 3.17689in)" draw:name="Isosceles Triangle 5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52737in" svg:height="0.88889in" draw:id="id80" draw:style-name="a438" draw:transform="translate(-0.26369in -0.44444in) rotate(-0.29189) translate(7.96665in 2.59162in)" draw:name="Rectangle 6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2737in" svg:height="0.88889in" draw:id="id81" draw:style-name="a441" draw:transform="translate(-0.26369in -0.44444in) rotate(-5.91748) translate(7.9374in 1.90207in)" draw:name="Rectangle 7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53714in" svg:y1="3.45486in" draw:start-shape="id79" draw:start-glue-point="4" svg:x2="9.12037in" svg:y2="0.71296in" draw:id="id82" draw:style-name="a443" draw:name="Straight Connector 9">
          <svg:title/>
          <svg:desc/>
        </draw:connector>
        <draw:custom-shape svg:width="1.86074in" svg:height="1.87693in" draw:id="id83" draw:style-name="a446" draw:transform="translate(-0.93037in -0.93846in) rotate(-5.77753) translate(7.65741in 1.90741in)" draw:name="Arc 15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7.5824, -233.4378, -189.2932" draw:modifiers="187.5824 279.293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onnector draw:type="line" svg:x1="7.24345in" svg:y1="0.73669in" svg:x2="7.24345in" svg:y2="3.45486in" draw:id="id84" draw:style-name="a448" draw:name="Straight Connector 16">
          <svg:title/>
          <svg:desc/>
        </draw:connector>
        <draw:frame draw:id="id85" draw:style-name="a454" draw:name="TextBox 21" svg:x="7.92564in" svg:y="0.63573in" svg:width="0.70593in" svg:height="0.47964in">
          <draw:text-box>
            <text:p text:style-name="a451" text:class-names="" text:cond-style-name=""><draw:frame draw:style-name="a449" text:anchor-type="as-char" svg:x="1173.83361in" svg:y="0in" svg:width="0.71819in" svg:height="0.3in" style:rel-width="scale" style:rel-height="scale"><draw:object xlink:href="Object 4/" xlink:type="simple" xlink:show="embed" xlink:actuate="onLoad"/></draw:frame><text:span text:style-name="a450" text:class-names=""/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87" draw:display-name="Dash" draw:style="rect" draw:dots1="1" draw:dots1-length="0.0625in" draw:dots2="0" draw:dots2-length="0in" draw:distance="0.0625in"/>
    <draw:stroke-dash draw:name="a442" draw:display-name="Dash" draw:style="rect" draw:dots1="1" draw:dots1-length="0.0625in" draw:dots2="0" draw:dots2-length="0in" draw:distance="0.0625in"/>
    <draw:stroke-dash draw:name="a392" draw:display-name="Dash" draw:style="rect" draw:dots1="1" draw:dots1-length="0.125in" draw:dots2="0" draw:dots2-length="0in" draw:distance="0.125in"/>
    <draw:stroke-dash draw:name="a394" draw:display-name="Dash" draw:style="rect" draw:dots1="1" draw:dots1-length="0.125in" draw:dots2="0" draw:dots2-length="0in" draw:distance="0.125in"/>
    <draw:stroke-dash draw:name="a396" draw:display-name="Dash" draw:style="rect" draw:dots1="1" draw:dots1-length="0.0625in" draw:dots2="0" draw:dots2-length="0in" draw:distance="0.0625in"/>
    <draw:stroke-dash draw:name="a447" draw:display-name="Dash" draw:style="rect" draw:dots1="1" draw:dots1-length="0.125in" draw:dots2="0" draw:dots2-length="0in" draw:distance="0.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Stephan König</meta:initial-creator>
    <dc:creator>Stephan König</dc:creator>
    <meta:creation-date>2024-06-29T14:23:23Z</meta:creation-date>
    <dc:date>2024-06-29T14:55:52Z</dc:date>
    <meta:editing-cycles>1</meta:editing-cycles>
    <meta:editing-duration>PT0S</meta:editing-duration>
    <meta:document-statistic meta:paragraph-count="4" meta:word-count="4"/>
  </office:meta>
</office:document-meta>
</file>

<file path=Object 1/content.xml><?xml version="1.0" encoding="utf-8"?>
<mml:math xmlns:mml="http://www.w3.org/1998/Math/MathML" display="block">
  <mml:msub>
    <mml:mi>𝜑</mml:mi>
    <mml:mrow>
      <mml:mi>b</mml:mi>
      <mml:mi>a</mml:mi>
      <mml:mi>s</mml:mi>
      <mml:mi>e</mml:mi>
    </mml:mrow>
  </mml:msub>
</mml:math>
</file>

<file path=Object 2/content.xml><?xml version="1.0" encoding="utf-8"?>
<mml:math xmlns:mml="http://www.w3.org/1998/Math/MathML" display="block">
  <mml:msub>
    <mml:mi>p</mml:mi>
    <mml:mrow>
      <mml:mi>p</mml:mi>
      <mml:mi>r</mml:mi>
      <mml:mi>e</mml:mi>
    </mml:mrow>
  </mml:msub>
</mml:math>
</file>

<file path=Object 3/content.xml><?xml version="1.0" encoding="utf-8"?>
<mml:math xmlns:mml="http://www.w3.org/1998/Math/MathML" display="block">
  <mml:msub>
    <mml:mi>p</mml:mi>
    <mml:mrow>
      <mml:mi>p</mml:mi>
      <mml:mi>o</mml:mi>
      <mml:mi>s</mml:mi>
      <mml:mi>t</mml:mi>
    </mml:mrow>
  </mml:msub>
</mml:math>
</file>

<file path=Object 4/content.xml><?xml version="1.0" encoding="utf-8"?>
<mml:math xmlns:mml="http://www.w3.org/1998/Math/MathML" display="block">
  <mml:msub>
    <mml:mi>𝜃</mml:mi>
    <mml:mrow>
      <mml:mi>r</mml:mi>
      <mml:mi>o</mml:mi>
      <mml:mi>b</mml:mi>
      <mml:mi>o</mml:mi>
      <mml:mi>t</mml:mi>
    </mml:mrow>
  </mml:msub>
</mml:math>
</file>